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canvaswidth</mi>
            <mo stretchy="false">=</mo>
            <mrow>
              <mrow>
                <mi mathvariant="italic">numberofhexes</mi>
                <mo stretchy="false">∗</mo>
                <mi mathvariant="italic">hexsize</mi>
                <mo stretchy="false">∗</mo>
                <mn>1.5</mn>
              </mrow>
              <mo stretchy="false">+</mo>
              <mrow>
                <mi mathvariant="italic">hexsize</mi>
                <mo stretchy="false">∗</mo>
                <mn>.5</mn>
              </mrow>
            </mrow>
          </mrow>
        </mtd>
      </mtr>
      <mtr>
        <mtd>
          <mrow>
            <mi mathvariant="italic">numberofhexes</mi>
            <mo stretchy="false">=</mo>
            <mrow>
              <mfrac>
                <mi mathvariant="italic">canvaswidth</mi>
                <mrow>
                  <mo fence="true" stretchy="false">(</mo>
                  <mrow>
                    <mrow>
                      <mi mathvariant="italic">hexsize</mi>
                      <mo stretchy="false">×</mo>
                      <mn>1.5</mn>
                    </mrow>
                  </mrow>
                  <mo fence="true" stretchy="false">)</mo>
                </mrow>
              </mfrac>
              <mo stretchy="false">−</mo>
              <mrow>
                <mo fence="true" stretchy="false">(</mo>
                <mrow>
                  <mrow>
                    <mi mathvariant="italic">hexsize</mi>
                    <mo stretchy="false">×</mo>
                    <mn>.5</mn>
                  </mrow>
                </mrow>
                <mo fence="true" stretchy="false">)</mo>
              </mrow>
            </mrow>
          </mrow>
        </mtd>
      </mtr>
      <mtr>
        <mtd>
          <mrow>
            <mn>550</mn>
            <mo stretchy="false">=</mo>
            <mrow>
              <mrow>
                <mn>12</mn>
                <mo stretchy="false">∗</mo>
                <mn>30</mn>
                <mo stretchy="false">∗</mo>
                <mn>1.5</mn>
              </mrow>
              <mo stretchy="false">+</mo>
              <mn>10</mn>
            </mrow>
          </mrow>
        </mtd>
      </mtr>
    </mtable>
    <annotation encoding="StarMath 5.0">canvaswidth = numberofhexes * hexsize * 1.5 + hexsize * .5 newline
numberofhexes = canvaswidth over (hexsize times 1.5) - (hexsize times .5) newline
550 = 12 * 30 * 1.5 + 1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5:09.158623129</meta:creation-date>
    <dc:date>2018-04-02T10:15:18.110612088</dc:date>
    <meta:editing-duration>PT23H8M37S</meta:editing-duration>
    <meta:editing-cycles>7</meta:editing-cycles>
    <meta:generator>LibreOffice/6.0.2.1.0$Linux_X86_64 LibreOffice_project/00m0$Build-1</meta:generator>
  </office:meta>
</office:document-meta>
</file>